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paragraph-rsid="000feab1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r. Joan Pons Florit</text:p>
      <text:p text:style-name="P2">C/ d’Enmig, 14</text:p>
      <text:p text:style-name="P2">07740 ES MERCADAL</text:p>
      <text:p text:style-name="P2"/>
      <text:p text:style-name="P2"/>
      <text:p text:style-name="P2">Us deman que us presenteu en aquestes oficines, el proper 23 de maig, en horari de 9.00 a 13.30 h, a fi de poder fer la verificació de la vostra signatura; tràmit imprescindible per completar la documentació necessària per poder-vos expedir el certificat d’idoneïtat que vau sol·licitar en relació amb l’expedient iniciat per acollir un menor.</text:p>
      <text:p text:style-name="P2"/>
      <text:p text:style-name="P2">La incompareixença comportarà l’arxivament de l’expedient.</text:p>
      <text:p text:style-name="P2"/>
      <text:p text:style-name="P2">La cap del Servei de Menors</text:p>
      <text:p text:style-name="P2"/>
      <text:p text:style-name="P2"/>
      <text:p text:style-name="P2">[rúbrica]</text:p>
      <text:p text:style-name="P2"/>
      <text:p text:style-name="P2"/>
      <text:p text:style-name="P2">Maria Garcias Font</text:p>
      <text:p text:style-name="P2"/>
      <text:p text:style-name="P2">Maó, 5 de maig de 2005</text:p>
      <text:p text:style-name="P2"/>
      <text:p text:style-name="P2"/>
      <text:p text:style-name="P2"/>
      <text:p text:style-name="P2"/>
      <text:p text:style-name="P2"/>
      <text:p text:style-name="P2">Documentació que cal aportar:</text:p>
      <text:p text:style-name="P2">— DNI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/>
      <style:text-properties fo:font-size="16pt" officeooo:paragraph-rsid="000feab1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Ref.: Z52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17:48.152572765</meta:creation-date>
    <dc:date>2024-11-19T08:21:56.869299544</dc:date>
    <meta:editing-duration>PT4M9S</meta:editing-duration>
    <meta:editing-cycles>1</meta:editing-cycles>
    <meta:document-statistic meta:table-count="0" meta:image-count="0" meta:object-count="0" meta:page-count="1" meta:paragraph-count="12" meta:word-count="95" meta:character-count="572" meta:non-whitespace-character-count="488"/>
    <meta:generator>LibreOffice/24.2.6.2$Linux_X86_64 LibreOffice_project/420$Build-2</meta:generator>
  </office:meta>
</office:document-meta>
</file>